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98a1" officeooo:paragraph-rsid="001b98a1"/>
    </style:style>
    <style:style style:name="P2" style:family="paragraph" style:parent-style-name="Standard" style:list-style-name="L3">
      <style:paragraph-properties fo:text-align="start" style:justify-single-word="false"/>
      <style:text-properties officeooo:rsid="001c82d9" officeooo:paragraph-rsid="001c82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 Roadmap</text:p>
      <text:p text:style-name="P1">v1.0 Alpha Release</text:p>
      <text:p text:style-name="P1"/>
      <text:list xml:id="list274621261675746915" text:style-name="L3">
        <text:list-item>
          <text:p text:style-name="P2">User Interface</text:p>
        </text:list-item>
        <text:list-item>
          <text:p text:style-name="P2">Date/Event System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03:19:37.090799932</meta:creation-date>
    <dc:date>2016-02-26T03:50:36.656431003</dc:date>
    <meta:editing-duration>PT39S</meta:editing-duration>
    <meta:editing-cycles>1</meta:editing-cycles>
    <meta:document-statistic meta:table-count="0" meta:image-count="0" meta:object-count="0" meta:page-count="1" meta:paragraph-count="5" meta:word-count="12" meta:character-count="70" meta:non-whitespace-character-count="65"/>
    <meta:generator>LibreOffice/5.0.5.2$Linux_X86_64 LibreOffice_project/00m0$Build-2</meta:generator>
  </office:meta>
</office:document-meta>
</file>